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96">
            <text:p>96</text:p>
          </table:table-cell>
          <table:table-cell table:formula="of:=([.A1]-[.$A$7])^2" office:value-type="float" office:value="89.9336111111111">
            <text:p>89.9336111111</text:p>
          </table:table-cell>
          <table:table-cell office:value-type="float" office:value="84">
            <text:p>84</text:p>
          </table:table-cell>
          <table:table-cell table:formula="of:=([.C1]-[.C$7])^2" office:value-type="float" office:value="456.320802777778">
            <text:p>456.3208027778</text:p>
          </table:table-cell>
          <table:table-cell table:formula="of:=[.C1]/[.A1]" office:value-type="float" office:value="0.875">
            <text:p>0.875</text:p>
          </table:table-cell>
          <table:table-cell table:formula="of:=([.E1]-[.$E$7])^2" office:value-type="float" office:value="0.0270102320552317">
            <text:p>0.02701023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f:=([.A2]-[.$A$7])^2" office:value-type="float" office:value="182.700277777778">
            <text:p>182.7002777778</text:p>
          </table:table-cell>
          <table:table-cell office:value-type="float" office:value="41">
            <text:p>41</text:p>
          </table:table-cell>
          <table:table-cell table:formula="of:=([.C2]-[.C$7])^2" office:value-type="float" office:value="468.217469444444">
            <text:p>468.2174694444</text:p>
          </table:table-cell>
          <table:table-cell table:formula="of:=[.C2]/[.A2]" office:value-type="float" office:value="0.561643835616438">
            <text:p>0.5616438356</text:p>
          </table:table-cell>
          <table:table-cell table:formula="of:=([.E2]-[.$E$7])^2" office:value-type="float" office:value="0.0222034630170559">
            <text:p>0.02220346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([.A3]-[.$A$7])^2" office:value-type="float" office:value="1261.43361111111">
            <text:p>1261.4336111111</text:p>
          </table:table-cell>
          <table:table-cell office:value-type="float" office:value="30">
            <text:p>30</text:p>
          </table:table-cell>
          <table:table-cell table:formula="of:=([.C3]-[.C$7])^2" office:value-type="float" office:value="1065.26080277778">
            <text:p>1065.2608027778</text:p>
          </table:table-cell>
          <table:table-cell table:formula="of:=[.C3]/[.A3]" office:value-type="float" office:value="0.588235294117647">
            <text:p>0.5882352941</text:p>
          </table:table-cell>
          <table:table-cell table:formula="of:=([.E3]-[.$E$7])^2" office:value-type="float" office:value="0.0149858744959011">
            <text:p>0.014985874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formula="of:=([.A4]-[.$A$7])^2" office:value-type="float" office:value="89.9336111111111">
            <text:p>89.9336111111</text:p>
          </table:table-cell>
          <table:table-cell office:value-type="float" office:value="78">
            <text:p>78</text:p>
          </table:table-cell>
          <table:table-cell table:formula="of:=([.C4]-[.C$7])^2" office:value-type="float" office:value="235.980802777778">
            <text:p>235.9808027778</text:p>
          </table:table-cell>
          <table:table-cell table:formula="of:=[.C4]/[.A4]" office:value-type="float" office:value="0.8125">
            <text:p>0.8125</text:p>
          </table:table-cell>
          <table:table-cell table:formula="of:=([.E4]-[.$E$7])^2" office:value-type="float" office:value="0.0103729946233716">
            <text:p>0.0103729946</text:p>
          </table:table-cell>
        </table:table-row>
        <table:table-row table:style-name="ro1">
          <table:table-cell office:value-type="float" office:value="95.1">
            <text:p>95.1</text:p>
          </table:table-cell>
          <table:table-cell table:formula="of:=([.A5]-[.$A$7])^2" office:value-type="float" office:value="73.673611111111">
            <text:p>73.6736111111</text:p>
          </table:table-cell>
          <table:table-cell office:value-type="float" office:value="82.83">
            <text:p>82.83</text:p>
          </table:table-cell>
          <table:table-cell table:formula="of:=([.C5]-[.C$7])^2" office:value-type="float" office:value="407.703402777778">
            <text:p>407.7034027778</text:p>
          </table:table-cell>
          <table:table-cell table:formula="of:=[.C5]/[.A5]" office:value-type="float" office:value="0.870977917981073">
            <text:p>0.870977918</text:p>
          </table:table-cell>
          <table:table-cell table:formula="of:=([.E5]-[.$E$7])^2" office:value-type="float" office:value="0.0257043677365067">
            <text:p>0.025704367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formula="of:=([.A6]-[.$A$7])^2" office:value-type="float" office:value="461.533611111111">
            <text:p>461.5336111111</text:p>
          </table:table-cell>
          <table:table-cell office:value-type="float" office:value="60">
            <text:p>60</text:p>
          </table:table-cell>
          <table:table-cell table:formula="of:=([.C6]-[.C$7])^2" office:value-type="float" office:value="6.96080277777775">
            <text:p>6.9608027778</text:p>
          </table:table-cell>
          <table:table-cell table:formula="of:=[.C6]/[.A6]" office:value-type="float" office:value="0.555555555555556">
            <text:p>0.5555555556</text:p>
          </table:table-cell>
          <table:table-cell table:formula="of:=([.E6]-[.$E$7])^2" office:value-type="float" office:value="0.0240549382676997">
            <text:p>0.0240549383</text:p>
          </table:table-cell>
        </table:table-row>
        <table:table-row table:style-name="ro1">
          <table:table-cell table:formula="of:=AVERAGE([.A1:.A6])" office:value-type="float" office:value="86.5166666666667">
            <text:p>86.5166666667</text:p>
          </table:table-cell>
          <table:table-cell table:formula="of:=SQRT(SUM([.B1:.B6]))/6" office:value-type="float" office:value="7.74454706611428">
            <text:p>7.7445470661</text:p>
          </table:table-cell>
          <table:table-cell table:formula="of:=AVERAGE([.C1:.C6])" office:value-type="float" office:value="62.6383333333333">
            <text:p>62.6383333333</text:p>
          </table:table-cell>
          <table:table-cell table:formula="of:=SQRT(SUM([.D1:.D6]))/6" office:value-type="float" office:value="8.56420860216993">
            <text:p>8.5642086022</text:p>
          </table:table-cell>
          <table:table-cell table:formula="of:=AVERAGE([.E1:.E6])" office:value-type="float" office:value="0.710652100545119">
            <text:p>0.7106521005</text:p>
          </table:table-cell>
          <table:table-cell table:formula="of:=SQRT(SUM([.F1:.F6]))/6" office:value-type="float" office:value="0.0587678743957404">
            <text:p>0.0587678744</text:p>
          </table:table-cell>
        </table:table-row>
        <table:table-row table:style-name="ro1">
          <table:table-cell table:number-columns-repeated="5"/>
          <table:table-cell table:formula="of:=[.F7]/[.E7]" office:value-type="float" office:value="0.0826957020891958">
            <text:p>0.082695702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7">2012-01-07</text:date>, <text:time>12:5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7T12:33:04</meta:creation-date>
    <dc:date>2012-01-07T12:58:43</dc:date>
    <meta:editing-duration>PT18M16S</meta:editing-duration>
    <meta:editing-cycles>2</meta:editing-cycles>
    <meta:generator>LibreOffice/3.4$Linux LibreOffice_project/340m1$Build-402</meta:generator>
    <meta:document-statistic meta:table-count="3" meta:cell-count="43" meta:object-count="0"/>
  </office:meta>
</office:document-meta>
</file>